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7e735" officeooo:paragraph-rsid="0007e735"/>
    </style:style>
    <style:style style:name="P2" style:family="paragraph" style:parent-style-name="Standard">
      <style:text-properties style:font-name="Sauce Code Powerline" fo:font-size="9pt" fo:language="sv" fo:country="SE" officeooo:rsid="0008d6dd" officeooo:paragraph-rsid="0008d6dd" style:font-size-asian="9pt" style:font-size-complex="9pt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Sauce Code Powerline" fo:font-size="9pt" fo:language="sv" fo:country="SE" officeooo:rsid="0008d6dd" officeooo:paragraph-rsid="0008d6dd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ja</text:p>
      <text:p text:style-name="P1"/>
      <text:p text:style-name="P1">Provade massa olika lösningar för att få färg divarna “skal-bara”. Och kom fram till att ha img'n först och floata den till höger och sedan ha fägdivarna satta till ”overflow:auto;” nog var bäst och mest konsis mellan firefox/chrome. Den andra lösningen jag provade var att ha en div med display:table, och två divs I den med display:table-cell. Det fungerade perfekt på firefox men knasigt I chrome.</text:p>
      <text:p text:style-name="P1"/>
      <text:p text:style-name="P1">Bilderna I den gula lådan löste jag genom att använda margins, och behålla dem static. Kändes som det bästa sättet att få gula lådan att inte krasha med mindre storlekar.</text:p>
      <text:p text:style-name="P1"/>
      <text:p text:style-name="P1">Sen fösökte jag använda så mycket klasser som möjligt istället för ID'n. Hoppas det blir lätt överskådlig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&lt;!DOCTYPE html&gt;</text:p>
      <text:p text:style-name="P2"/>
      <text:p text:style-name="P2">&lt;html&gt;</text:p>
      <text:p text:style-name="P2">&lt;head&gt;</text:p>
      <text:p text:style-name="P2">&lt;title&gt;Rickard UPG2&lt;/title&gt;</text:p>
      <text:p text:style-name="P2">&lt;meta charset="UTF8"&gt; </text:p>
      <text:p text:style-name="P2">&lt;link href='https://fonts.googleapis.com/css?family=Titillium+Web:900' rel='stylesheet' type='text/css'&gt;</text:p>
      <text:p text:style-name="P2">&lt;link rel="stylesheet" type="text/css" href="stylesheet.css"&gt;</text:p>
      <text:p text:style-name="P2">&lt;/head&gt;</text:p>
      <text:p text:style-name="P2">&lt;body&gt;</text:p>
      <text:p text:style-name="P2"><text:tab/><text:tab/></text:p>
      <text:p text:style-name="P2">&lt;!-- master wraper --&gt;</text:p>
      <text:p text:style-name="P2">&lt;div class="whiteGround posRel toTheMiddle masterWidth"&gt;</text:p>
      <text:p text:style-name="P2"/>
      <text:p text:style-name="P2">&lt;!-- Top part of the header-menu --&gt;</text:p>
      <text:p text:style-name="P2"><text:s/>&lt;div class="blackGround posRel greenBotBor z4 dropShadow"&gt;</text:p>
      <text:p text:style-name="P2"><text:s text:c="2"/>&lt;div id="title"&gt;Three Rivers Stadium&lt;/div&gt;</text:p>
      <text:p text:style-name="P2"><text:s text:c="2"/>&lt;div id="topMenu"&gt;</text:p>
      <text:p text:style-name="P2"><text:s text:c="3"/>&lt;span class="toTheLeft"&gt;</text:p>
      <text:p text:style-name="P2"><text:s text:c="4"/>&lt;a href="#"&gt;home&lt;/a&gt; - </text:p>
      <text:p text:style-name="P2"><text:s text:c="4"/>&lt;a href="#"&gt;contact us&lt;/a&gt; - </text:p>
      <text:p text:style-name="P2"><text:s text:c="4"/>&lt;a href="#"&gt;getting here&lt;/a&gt; - </text:p>
      <text:p text:style-name="P2"><text:s text:c="4"/>&lt;a href="#"&gt;search&lt;/a&gt;</text:p>
      <text:p text:style-name="P2"><text:s text:c="3"/>&lt;/span&gt;</text:p>
      <text:p text:style-name="P2"><text:s text:c="2"/>&lt;/div&gt;</text:p>
      <text:p text:style-name="P2"><text:s/>&lt;/div&gt;</text:p>
      <text:p text:style-name="P2"><text:s/></text:p>
      <text:p text:style-name="P2"><text:s/>&lt;!-- Lower header --&gt;</text:p>
      <text:p text:style-name="P2"><text:s/>&lt;div class="greenBotBor"&gt;</text:p>
      <text:p text:style-name="P2"><text:s text:c="3"/>&lt;div class="posRel floatRight"&gt;</text:p>
      <text:p text:style-name="P2"><text:s text:c="4"/>&lt;img src="http://medieinstitutet.s3-website-us-east-1.amazonaws.com/FED15/upg2/house.png"&gt;</text:p>
      <text:p text:style-name="P2"><text:s text:c="4"/>&lt;p id="allAbout" class="smallPrint"&gt; all about the stadium &lt;/p&gt; </text:p>
      <text:p text:style-name="P2"><text:s text:c="3"/>&lt;/div&gt;</text:p>
      <text:p text:style-name="P2"><text:s text:c="3"/>&lt;div id="colorBoxDiv" class="overflow"&gt;</text:p>
      <text:p text:style-name="P2"><text:s text:c="4"/>&lt;div id="green" <text:s/>class="thirdHeight posRel dropShadow"&gt;&lt;/div&gt;</text:p>
      <text:p text:style-name="P2"><text:s text:c="4"/>&lt;div id="purple" class="thirdHeight posRel dropShadow"&gt;&lt;/div&gt;</text:p>
      <text:p text:style-name="P2"><text:s text:c="4"/>&lt;div id="brown" <text:s/>class="thirdHeight"&gt;&lt;/div&gt;</text:p>
      <text:p text:style-name="P2"><text:s text:c="3"/>&lt;/div&gt;</text:p>
      <text:p text:style-name="P2"><text:s text:c="2"/>&lt;/div&gt;</text:p>
      <text:p text:style-name="P2"/>
      <text:p text:style-name="P2"><text:s text:c="2"/>&lt;!-- Yellow div <text:s/>--&gt;</text:p>
      <text:p text:style-name="P2"><text:s text:c="2"/>&lt;div class="yellowbox sideMargin"&gt;</text:p>
      <text:p text:style-name="P2"><text:s text:c="3"/>&lt;p class="textShadow"&gt;Special thanks to all of our partners who </text:p>
      <text:p text:style-name="P2"><text:s text:c="3"/>supported us this summer for the WTAE-TV </text:p>
      <text:p text:style-name="P2"><text:s text:c="3"/>Summer Spectacular...&lt;/p&gt;</text:p>
      <text:p text:style-name="P2"><text:s text:c="3"/>&lt;img src="http://medieinstitutet.s3-website-us-east-1.amazonaws.com/FED15/upg2/cola.png"&gt;</text:p>
      <text:p text:style-name="P2"><text:s text:c="3"/>&lt;img src="http://medieinstitutet.s3-website-us-east-1.amazonaws.com/FED15/upg2/summer.png"&gt;</text:p>
      <text:p text:style-name="P2"><text:s text:c="3"/>&lt;img class="mediumPadding" src="http://medieinstitutet.s3-website-us-east-1.amazonaws.com/FED15/upg2/coors.png"&gt;</text:p>
      <text:p text:style-name="P2"><text:s text:c="3"/>&lt;img class="mediumPadding" src="http://medieinstitutet.s3-website-us-east-1.amazonaws.com/FED15/upg2/cp.png"&gt; &lt;br/&gt;</text:p>
      <text:p text:style-name="P2"><text:s text:c="3"/>&lt;img class="largePadding" src="http://medieinstitutet.s3-website-us-east-1.amazonaws.com/FED15/upg2/wendys.png"&gt;</text:p>
      <text:p text:style-name="P2"><text:s text:c="3"/>&lt;img class="largePadding" src="http://medieinstitutet.s3-website-us-east-<text:soft-page-break/>1.amazonaws.com/FED15/upg2/1059.png"&gt;</text:p>
      <text:p text:style-name="P2"><text:s text:c="3"/>&lt;img class="largePadding" src="http://medieinstitutet.s3-website-us-east-1.amazonaws.com/FED15/upg2/wdve.png"&gt;</text:p>
      <text:p text:style-name="P2"><text:s text:c="2"/>&lt;/div&gt;</text:p>
      <text:p text:style-name="P2"><text:s text:c="2"/></text:p>
      <text:p text:style-name="P2"><text:s text:c="2"/>&lt;!-- Footer --&gt;</text:p>
      <text:p text:style-name="P2"><text:s text:c="2"/>&lt;div class="bigTopMar blackTopBor sideMargin"&gt;</text:p>
      <text:p text:style-name="P2"><text:s text:c="3"/>&lt;p&gt;This site has been optimized for </text:p>
      <text:p text:style-name="P2"><text:s text:c="4"/>&lt;a href="#"&gt;Netscape 3.0 or above&lt;/a&gt; and </text:p>
      <text:p text:style-name="P2"><text:s text:c="4"/>&lt;a href="#"&gt;Internet Explorer 4.0 and above&lt;/a&gt;.&lt;/p&gt;</text:p>
      <text:p text:style-name="P2"><text:s text:c="4"/>&lt;img src="http://medieinstitutet.s3-website-us-east-1.amazonaws.com/FED15/upg2/browsers.png"&gt;&lt;/img&gt;</text:p>
      <text:p text:style-name="P2"><text:s text:c="4"/>&lt;p class="smallPrint"&gt; copyright 1998&amp;copy; Three Rivers Stadium.&lt;br&gt;&lt;br&gt;</text:p>
      <text:p text:style-name="P2"><text:s text:c="4"/>Site development and managment by &lt;a&gt;H2&lt;/a&gt;&lt;/p&gt; &lt;br/&gt;</text:p>
      <text:p text:style-name="P2"><text:s text:c="3"/>&lt;/div&gt;</text:p>
      <text:p text:style-name="P2">&lt;/body&gt;</text:p>
      <text:p text:style-name="P2">&lt;/html&gt;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body {background-color:black;}</text:p>
      <text:p text:style-name="P2">.masterWidth <text:s/>{width:600px;}</text:p>
      <text:p text:style-name="P2"/>
      <text:p text:style-name="P2"/>
      <text:p text:style-name="P2">/* General attributes */</text:p>
      <text:p text:style-name="P2">.sideMargin <text:s text:c="2"/>{margin:0px 15px 0px 15px;} </text:p>
      <text:p text:style-name="P2">.inlineBlock <text:s/>{display:inline-block;}</text:p>
      <text:p text:style-name="P2">.smallPrint <text:s text:c="2"/>{font-size:10px;}</text:p>
      <text:p text:style-name="P2">.greenBotBor <text:s/>{border-bottom:1px solid green;}</text:p>
      <text:p text:style-name="P2">.blackTopBor <text:s/>{border-top:2px solid black;}</text:p>
      <text:p text:style-name="P2">.mediumPadding{padding:5px 0px 5px 50px;}</text:p>
      <text:p text:style-name="P2">.largePadding {padding:5px 0px 5px 75px;}</text:p>
      <text:p text:style-name="P2">.thirdHeight <text:s/>{height:33.333333%;}</text:p>
      <text:p text:style-name="P2">.dropShadow <text:s text:c="2"/>{box-shadow: 0px 5px 10px 0px rgba(0,0,0,0.4);}</text:p>
      <text:p text:style-name="P2">.textShadow <text:s text:c="2"/>{text-shadow: 2px 2px 7px #101000 ;}</text:p>
      <text:p text:style-name="P2">.toTheLeft <text:s text:c="3"/>{position:relative;left:10px;}</text:p>
      <text:p text:style-name="P2">.floatRight <text:s text:c="2"/>{float:right;}</text:p>
      <text:p text:style-name="P2">.overflow <text:s text:c="4"/>{overflow:auto;}</text:p>
      <text:p text:style-name="P2">.posRel<text:tab/><text:tab/> <text:s/>{position:relative;top:0px;}</text:p>
      <text:p text:style-name="P2">.blackGround <text:s/>{background-color:black;}</text:p>
      <text:p text:style-name="P2">.whiteGround {background-color:white;}</text:p>
      <text:p text:style-name="P2">.z4 <text:s text:c="10"/>{z-index:4;}</text:p>
      <text:p text:style-name="P2"/>
      <text:p text:style-name="P2"/>
      <text:p text:style-name="P2"/>
      <text:p text:style-name="P2">/* more advanced classes */</text:p>
      <text:p text:style-name="P2">.toTheMiddle {</text:p>
      <text:p text:style-name="P2"><text:tab/><text:tab/>position:relative;</text:p>
      <text:p text:style-name="P2"><text:tab/><text:tab/>margin-left:auto;</text:p>
      <text:p text:style-name="P2"><text:tab/><text:tab/>margin-right:auto;</text:p>
      <text:p text:style-name="P2">}</text:p>
      <text:p text:style-name="P2"/>
      <text:p text:style-name="P2"><text:soft-page-break/>.yellowbox {</text:p>
      <text:p text:style-name="P2"><text:tab/><text:tab/>margin-top:15px;</text:p>
      <text:p text:style-name="P2"><text:tab/><text:tab/>background-color:#ffc500;</text:p>
      <text:p text:style-name="P2"><text:tab/><text:tab/>color:purple;</text:p>
      <text:p text:style-name="P2"><text:tab/><text:tab/>font-weight:bold;</text:p>
      <text:p text:style-name="P2"><text:tab/><text:tab/>padding:10px;</text:p>
      <text:p text:style-name="P2"><text:tab/><text:tab/>box-shadow:inset 2px 2px 3px 2px rgba(0,0,0,0.4);</text:p>
      <text:p text:style-name="P2">}</text:p>
      <text:p text:style-name="P2"/>
      <text:p text:style-name="P2">.yellowbox p {</text:p>
      <text:p text:style-name="P2"><text:tab/><text:tab/>font-size:13;</text:p>
      <text:p text:style-name="P2"><text:tab/><text:tab/>width:65%;</text:p>
      <text:p text:style-name="P2"><text:tab/><text:tab/>display:inline-block;</text:p>
      <text:p text:style-name="P2">}</text:p>
      <text:p text:style-name="P2"/>
      <text:p text:style-name="P2">.yellowbox img {vertical-align:top;}</text:p>
      <text:p text:style-name="P2"/>
      <text:p text:style-name="P2"/>
      <text:p text:style-name="P2">/* specific Id's */</text:p>
      <text:p text:style-name="P2">#title {</text:p>
      <text:p text:style-name="P2"><text:tab/><text:tab/>color:#ffc500;</text:p>
      <text:p text:style-name="P2"><text:tab/><text:tab/>font-family:'Titillium Web', Sans;</text:p>
      <text:p text:style-name="P2"><text:tab/><text:tab/>text-align:right;</text:p>
      <text:p text:style-name="P2"><text:tab/><text:tab/>text-shadow: -3px -2px 7px #bbbbbb;</text:p>
      <text:p text:style-name="P2"><text:tab/><text:tab/>font-size:28px;</text:p>
      <text:p text:style-name="P2"><text:tab/><text:tab/>height:32px;</text:p>
      <text:p text:style-name="P2">}</text:p>
      <text:p text:style-name="P2"/>
      <text:p text:style-name="P2">#topMenu{</text:p>
      <text:p text:style-name="P2"><text:tab/><text:tab/>border-radius: 10px 0px 0px 0px ;</text:p>
      <text:p text:style-name="P2"><text:tab/><text:tab/>padding-top:6px;</text:p>
      <text:p text:style-name="P2"><text:tab/><text:tab/>background:linear-gradient(to right, #808080, #000000);</text:p>
      <text:p text:style-name="P2"><text:tab/><text:tab/>height:30px;</text:p>
      <text:p text:style-name="P2"><text:tab/><text:tab/>color:white;</text:p>
      <text:p text:style-name="P2">}</text:p>
      <text:p text:style-name="P2"/>
      <text:p text:style-name="P2">#topMenu a {</text:p>
      <text:p text:style-name="P2"><text:tab/><text:tab/>text-decoration:none;</text:p>
      <text:p text:style-name="P2"><text:tab/><text:tab/>font-weight:bold;</text:p>
      <text:p text:style-name="P2"><text:tab/><text:tab/>font-size:12px;</text:p>
      <text:p text:style-name="P2"><text:tab/><text:tab/>color:white;</text:p>
      <text:p text:style-name="P2">}</text:p>
      <text:p text:style-name="P2"/>
      <text:p text:style-name="P2">#colorBoxDiv {</text:p>
      <text:p text:style-name="P2"><text:tab/><text:tab/>height:202px;</text:p>
      <text:p text:style-name="P2">}</text:p>
      <text:p text:style-name="P2"/>
      <text:p text:style-name="P2">#green <text:s/>{</text:p>
      <text:p text:style-name="P2"><text:tab/><text:tab/>background-color:green;</text:p>
      <text:p text:style-name="P2"><text:tab/><text:tab/>z-index:2;</text:p>
      <text:p text:style-name="P2">}</text:p>
      <text:p text:style-name="P2"/>
      <text:p text:style-name="P2">#purple <text:s/>{</text:p>
      <text:p text:style-name="P2"><text:tab/><text:tab/>background-color:purple;</text:p>
      <text:p text:style-name="P2"><text:tab/><text:tab/>z-index:1;</text:p>
      <text:p text:style-name="P2">}</text:p>
      <text:p text:style-name="P2"/>
      <text:p text:style-name="P2"><text:soft-page-break/>#brown <text:s/>{</text:p>
      <text:p text:style-name="P2"><text:tab/><text:tab/>background-color:darkorange;</text:p>
      <text:p text:style-name="P2"><text:tab/><text:tab/>z-index:0;</text:p>
      <text:p text:style-name="P2">}</text:p>
      <text:p text:style-name="P2"/>
      <text:p text:style-name="P2">#allAbout {</text:p>
      <text:p text:style-name="P2"><text:tab/><text:tab/>text-align:right;</text:p>
      <text:p text:style-name="P2"><text:tab/><text:tab/>display:inline-block;</text:p>
      <text:p text:style-name="P2"><text:tab/><text:tab/>position:absolute;</text:p>
      <text:p text:style-name="P2"><text:tab/><text:tab/>width:50px;</text:p>
      <text:p text:style-name="P2"><text:tab/><text:tab/>right:5px;</text:p>
      <text:p text:style-name="P2"><text:tab/><text:tab/>top:0px; /* needed for chrome for some reason */</text:p>
      <text:p text:style-name="P2"><text:tab/><text:tab/>z-index:4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3:53:27.294471638</meta:creation-date>
    <dc:date>2015-09-11T14:02:56.589020710</dc:date>
    <meta:editing-duration>PT9M29S</meta:editing-duration>
    <meta:editing-cycles>2</meta:editing-cycles>
    <meta:generator>LibreOffice/5.0.1.2.0$Linux_X86_64 LibreOffice_project/00m0$Build-2</meta:generator>
    <meta:document-statistic meta:table-count="0" meta:image-count="0" meta:object-count="0" meta:page-count="5" meta:paragraph-count="152" meta:word-count="489" meta:character-count="5121" meta:non-whitespace-character-count="4515"/>
  </office:meta>
</office:document-meta>
</file>